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0000001E0B7FCB813E9D19388.png" manifest:media-type="image/png"/>
  <manifest:file-entry manifest:full-path="Pictures/100000000000033C0000026CD99D8A1836AA9CD4.png" manifest:media-type="image/png"/>
  <manifest:file-entry manifest:full-path="Pictures/1000000000000280000001E03587998309C10CD1.png" manifest:media-type="image/png"/>
  <manifest:file-entry manifest:full-path="Pictures/100000000000039A000002BFB4E270ACCE72445A.png" manifest:media-type="image/png"/>
  <manifest:file-entry manifest:full-path="Pictures/1000000000000280000001E05DA0C317A1F254D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3.166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28cm" svg:stroke-color="#0000ff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18cm" svg:stroke-color="#0000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4.15cm" fo:min-width="0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8.4cm"/>
    </style:style>
    <style:style style:name="gr8" style:family="graphic" style:parent-style-name="objectwithoutfill">
      <style:graphic-properties draw:marker-start="" draw:marker-end="Arrow_20_concave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12cm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-color="#ff3333" draw:textarea-horizontal-align="justify" draw:textarea-vertical-align="middle" draw:auto-grow-height="false" fo:min-height="0.037cm" fo:min-width="0.995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65cm" svg:height="5.7cm" svg:x="1.3cm" svg:y="1.1cm">
          <draw:image xlink:href="Pictures/1000000000000280000001E05DA0C317A1F254D3.png" xlink:type="simple" xlink:show="embed" xlink:actuate="onLoad">
            <text:p/>
          </draw:image>
        </draw:frame>
        <draw:g>
          <draw:frame draw:style-name="gr1" draw:text-style-name="P1" draw:layer="layout" svg:width="6.768cm" svg:height="5.7cm" svg:x="8.832cm" svg:y="1.1cm">
            <draw:image xlink:href="Pictures/1000000000000280000001E03587998309C10CD1.png" xlink:type="simple" xlink:show="embed" xlink:actuate="onLoad">
              <text:p/>
            </draw:image>
          </draw:frame>
          <draw:custom-shape draw:style-name="gr2" draw:text-style-name="P2" draw:layer="layout" svg:width="0.447cm" svg:height="3.416cm" svg:x="8.8cm" svg:y="2.004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3" draw:layer="layout" svg:x1="1.2cm" svg:y1="1.33cm" svg:x2="17.1cm" svg:y2="1.33cm">
          <text:p/>
        </draw:line>
        <draw:line draw:style-name="gr3" draw:text-style-name="P3" draw:layer="layout" svg:x1="1cm" svg:y1="6.155cm" svg:x2="16.9cm" svg:y2="6.155cm">
          <text:p/>
        </draw:line>
        <draw:g>
          <draw:g>
            <draw:frame draw:style-name="gr1" draw:text-style-name="P1" draw:layer="layout" svg:width="8.9cm" svg:height="6.785cm" svg:x="1.6cm" svg:y="7.2cm">
              <draw:image xlink:href="Pictures/100000000000039A000002BFB4E270ACCE72445A.png" xlink:type="simple" xlink:show="embed" xlink:actuate="onLoad">
                <text:p/>
              </draw:image>
            </draw:frame>
            <draw:line draw:style-name="gr4" draw:text-style-name="P3" draw:layer="layout" svg:x1="6.072cm" svg:y1="10.22cm" svg:x2="6.428cm" svg:y2="9.72cm">
              <text:p/>
            </draw:line>
            <draw:line draw:style-name="gr4" draw:text-style-name="P3" draw:layer="layout" svg:x1="5.98cm" svg:y1="10.85cm" svg:x2="6.48cm" svg:y2="10.148cm">
              <text:p/>
            </draw:line>
            <draw:line draw:style-name="gr4" draw:text-style-name="P3" draw:layer="layout" svg:x1="5.895cm" svg:y1="11.445cm" svg:x2="6.536cm" svg:y2="10.545cm">
              <text:p/>
            </draw:line>
            <draw:line draw:style-name="gr4" draw:text-style-name="P3" draw:layer="layout" svg:x1="5.745cm" svg:y1="12.18cm" svg:x2="6.59cm" svg:y2="10.987cm">
              <text:p/>
            </draw:line>
            <draw:line draw:style-name="gr4" draw:text-style-name="P3" draw:layer="layout" svg:x1="6.106cm" svg:y1="12.18cm" svg:x2="6.662cm" svg:y2="11.396cm">
              <text:p/>
            </draw:line>
            <draw:line draw:style-name="gr4" draw:text-style-name="P3" draw:layer="layout" svg:x1="6.439cm" svg:y1="12.18cm" svg:x2="6.742cm" svg:y2="11.759cm">
              <text:p/>
            </draw:line>
            <draw:line draw:style-name="gr5" draw:text-style-name="P3" draw:layer="layout" svg:x1="5.1cm" svg:y1="12.18cm" svg:x2="7.5cm" svg:y2="12.18cm">
              <text:p/>
            </draw:line>
            <draw:line draw:style-name="gr4" draw:text-style-name="P3" draw:layer="layout" svg:x1="6.144cm" svg:y1="9.7cm" svg:x2="6.364cm" svg:y2="9.415cm">
              <text:p/>
            </draw:line>
            <draw:custom-shape draw:style-name="gr6" draw:text-style-name="P2" draw:layer="layout" svg:width="0.3cm" svg:height="4.4cm" svg:x="1.7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8.9cm" svg:height="0.5cm" svg:x="1.6cm" svg:y="13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3" draw:layer="layout" svg:x1="7.4cm" svg:y1="9.8cm" svg:x2="6.4cm" svg:y2="11cm">
            <text:p/>
          </draw:line>
          <draw:frame draw:style-name="gr9" draw:text-style-name="P4" draw:layer="layout" svg:width="2.5cm" svg:height="0.962cm" svg:x="7.2cm" svg:y="9cm">
            <draw:text-box>
              <text:p>面積=1</text:p>
            </draw:text-box>
          </draw:frame>
        </draw:g>
        <draw:line draw:style-name="gr10" draw:text-style-name="P3" draw:layer="layout" svg:x1="1.5cm" svg:y1="14.4cm" svg:x2="21cm" svg:y2="14.4cm">
          <text:p/>
        </draw:line>
        <draw:line draw:style-name="gr10" draw:text-style-name="P3" draw:layer="layout" svg:x1="1.4cm" svg:y1="20.86cm" svg:x2="19.9cm" svg:y2="20.86cm">
          <text:p/>
        </draw:line>
        <draw:g>
          <draw:frame draw:style-name="gr1" draw:text-style-name="P1" draw:layer="layout" svg:width="8.632cm" svg:height="6.463cm" svg:x="1.9cm" svg:y="14.4cm">
            <draw:image xlink:href="Pictures/100000000000033C0000026CD99D8A1836AA9CD4.png" xlink:type="simple" xlink:show="embed" xlink:actuate="onLoad">
              <text:p/>
            </draw:image>
          </draw:frame>
          <draw:frame draw:style-name="gr1" draw:text-style-name="P1" draw:layer="layout" svg:width="8.612cm" svg:height="6.46cm" svg:x="9.282cm" svg:y="14.4cm">
            <draw:image xlink:href="Pictures/1000000000000280000001E0B7FCB813E9D19388.png" xlink:type="simple" xlink:show="embed" xlink:actuate="onLoad">
              <text:p/>
            </draw:image>
          </draw:frame>
          <draw:custom-shape draw:style-name="gr11" draw:text-style-name="P2" draw:layer="layout" svg:width="12.5cm" svg:height="0.5cm" svg:x="5.1cm" svg:y="14.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.8cm" svg:height="0.6cm" svg:x="9.3cm" svg:y="17.5cm">
            <text:p/>
            <draw:enhanced-geometry svg:viewBox="0 0 21600 21600" draw:text-areas="0 ?f0 ?f5 ?f2" draw:type="right-arrow" draw:modifiers="14794.0980485483 5319.1347753743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officeooo:annotation svg:x="0cm" svg:y="0cm">
          <dc:creator>minsparkt</dc:creator>
          <dc:date>2017-01-09T22:15:40</dc:date>
          <text:p>v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nsparkt</meta:initial-creator>
    <meta:creation-date>2017-01-09T20:34:45.591750977</meta:creation-date>
    <dc:date>2017-01-10T03:07:26.176268434</dc:date>
    <dc:creator>minsparkt</dc:creator>
    <meta:editing-duration>PT3H11M8S</meta:editing-duration>
    <meta:editing-cycles>18</meta:editing-cycles>
    <meta:generator>LibreOffice/5.0.3.2$Linux_X86_64 LibreOffice_project/00m0$Build-2</meta:generator>
    <meta:document-statistic meta:object-count="28"/>
  </office:meta>
</office:document-meta>
</file>